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A7E6EA0219AC2F19.png" manifest:media-type="image/png"/>
  <manifest:file-entry manifest:full-path="Pictures/100002010000010000000100C95DE52AFAC8B738.png" manifest:media-type="image/png"/>
  <manifest:file-entry manifest:full-path="Pictures/100002010000016C000000CDF92BC59F1D5DB579.png" manifest:media-type="image/png"/>
  <manifest:file-entry manifest:full-path="Pictures/1000020100000190000000EF6BE851FE527A8E96.png" manifest:media-type="image/png"/>
  <manifest:file-entry manifest:full-path="Pictures/1000020100000200000002007EBE14F3B63A791C.png" manifest:media-type="image/png"/>
  <manifest:file-entry manifest:full-path="Pictures/1000020100000155000000F700FE115EF1D4BA02.png" manifest:media-type="image/png"/>
  <manifest:file-entry manifest:full-path="Pictures/1000020100000100000001001F723D4F958A69AE.png" manifest:media-type="image/png"/>
  <manifest:file-entry manifest:full-path="Pictures/10000201000001430000010AD7E68E3C8309E375.png" manifest:media-type="image/png"/>
  <manifest:file-entry manifest:full-path="Pictures/100002010000010C0000010C3D84E63CA0D82938.png" manifest:media-type="image/png"/>
  <manifest:file-entry manifest:full-path="Pictures/10000200000002300000011AC9808213D2A2ACE5.gif" manifest:media-type="image/gif"/>
  <manifest:file-entry manifest:full-path="Pictures/10000200000000F70000016866FB20F36881C7DB.gif" manifest:media-type="image/gif"/>
  <manifest:file-entry manifest:full-path="Pictures/100002010000011A00000140F56BAF32B8E769AB.png" manifest:media-type="image/png"/>
  <manifest:file-entry manifest:full-path="Pictures/10000201000000930000009305261827C674EB48.png" manifest:media-type="image/png"/>
  <manifest:file-entry manifest:full-path="Pictures/100002010000014A000000F300AA3ABE3CB61483.png" manifest:media-type="image/png"/>
  <manifest:file-entry manifest:full-path="Pictures/1000020100000172000001151629AA3A5B777B38.png" manifest:media-type="image/png"/>
  <manifest:file-entry manifest:full-path="Pictures/1000020100000100000001006B2BD547D3DECA54.png" manifest:media-type="image/png"/>
  <manifest:file-entry manifest:full-path="Pictures/100002000000012C000000787145C4CF647E635D.gif" manifest:media-type="image/gif"/>
  <manifest:file-entry manifest:full-path="Pictures/10000201000001000000010068180734F434057F.png" manifest:media-type="image/png"/>
  <manifest:file-entry manifest:full-path="Pictures/100002010000019700000172B7873FAC88F7A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HG明朝E" svg:font-family="HG明朝E" style:font-family-generic="decorative" style:font-pitch="fixed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bfbfbf" draw:fill="solid" draw:fill-color="#ffffff" draw:opacity="0%" draw:textarea-vertical-align="middle" draw:auto-grow-height="false" draw:fit-to-size="false" style:shrink-to-fit="false" fo:min-height="7.199cm" fo:min-width="10.759cm" fo:padding-top="0.125cm" fo:padding-bottom="0.125cm" fo:padding-left="0.25cm" fo:padding-right="0.25cm" fo:wrap-option="wrap" draw:shadow-opacity="0%"/>
    </style:style>
    <style:style style:name="gr2" style:family="graphic" style:parent-style-name="standard">
      <style:graphic-properties draw:stroke="solid" draw:stroke-dash="Ultrafine_20_Dashed" svg:stroke-width="0.152cm" svg:stroke-color="#bfbfbf" draw:marker-start-width="0.661cm" draw:marker-end-width="0.661cm" draw:fill="solid" draw:fill-color="#ffffff" draw:opacity="100%" draw:textarea-horizontal-align="justify" draw:textarea-vertical-align="middle" draw:auto-grow-height="false" fo:min-height="5.767cm" fo:min-width="5.517cm" fo:padding-top="0.201cm" fo:padding-bottom="0.201cm" fo:padding-left="0.326cm" fo:padding-right="0.326cm" draw:shadow-offset-x="0.203cm" draw:shadow-offset-y="0.203cm" draw:shadow-opacity="100%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width="0.026cm" draw:fill="solid" draw:fill-color="#7f7f7f" draw:textarea-vertical-align="top" draw:auto-grow-height="false" draw:fit-to-size="false" style:shrink-to-fit="false" fo:min-height="1.026cm" fo:min-width="0.718cm" fo:padding-top="0.1cm" fo:padding-bottom="0.1cm" fo:padding-left="0.254cm" fo:padding-right="0.254cm" fo:wrap-option="no-wrap" draw:shadow="visible" draw:shadow-offset-x="0.076cm" draw:shadow-offset-y="0.076cm" draw:shadow-color="#000000" draw:shadow-opacity="20%"/>
    </style:style>
    <style:style style:name="gr6" style:family="graphic" style:parent-style-name="standard" style:list-style-name="L2">
      <style:graphic-properties draw:stroke="none" svg:stroke-width="0.026cm" draw:fill="solid" draw:fill-color="#7f7f7f" draw:textarea-vertical-align="top" draw:auto-grow-height="false" draw:fit-to-size="false" style:shrink-to-fit="false" fo:min-height="1.026cm" fo:min-width="0.718cm" fo:padding-top="0.1cm" fo:padding-bottom="0.1cm" fo:padding-left="0.254cm" fo:padding-right="0.254cm" fo:wrap-option="no-wrap" draw:shadow="visible" draw:shadow-offset-x="0.076cm" draw:shadow-offset-y="0.076cm" draw:shadow-color="#000000" draw:shadow-opacity="20%"/>
    </style:style>
    <style:style style:name="gr7" style:family="graphic" style:parent-style-name="standard" style:list-style-name="L2">
      <style:graphic-properties draw:stroke="none" svg:stroke-width="0.026cm" draw:fill="solid" draw:fill-color="#7f7f7f" draw:textarea-vertical-align="top" draw:auto-grow-height="false" draw:fit-to-size="false" style:shrink-to-fit="false" fo:min-height="1.026cm" fo:min-width="0.718cm" fo:padding-top="0.1cm" fo:padding-bottom="0.1cm" fo:padding-left="0.254cm" fo:padding-right="0.254cm" fo:wrap-option="no-wrap" draw:shadow="visible" draw:shadow-offset-x="0.076cm" draw:shadow-offset-y="0.076cm" draw:shadow-color="#000000" draw:shadow-opacity="20%"/>
    </style:style>
    <style:style style:name="gr8" style:family="graphic" style:parent-style-name="standard" style:list-style-name="L2">
      <style:graphic-properties draw:stroke="none" svg:stroke-width="0.026cm" draw:fill="solid" draw:fill-color="#7f7f7f" draw:textarea-vertical-align="top" draw:auto-grow-height="false" draw:fit-to-size="false" style:shrink-to-fit="false" fo:min-height="1.026cm" fo:min-width="0.718cm" fo:padding-top="0.1cm" fo:padding-bottom="0.1cm" fo:padding-left="0.254cm" fo:padding-right="0.254cm" fo:wrap-option="no-wrap" draw:shadow="visible" draw:shadow-offset-x="0.076cm" draw:shadow-offset-y="0.076cm" draw:shadow-color="#000000" draw:shadow-opacity="20%"/>
    </style:style>
    <style:style style:name="gr9" style:family="graphic" style:parent-style-name="standard" style:list-style-name="L2">
      <style:graphic-properties draw:stroke="none" svg:stroke-width="0.026cm" draw:fill="solid" draw:fill-color="#7f7f7f" draw:textarea-vertical-align="top" draw:auto-grow-height="false" draw:fit-to-size="false" style:shrink-to-fit="false" fo:min-height="1.026cm" fo:min-width="0.718cm" fo:padding-top="0.1cm" fo:padding-bottom="0.1cm" fo:padding-left="0.254cm" fo:padding-right="0.254cm" fo:wrap-option="no-wrap" draw:shadow="visible" draw:shadow-offset-x="0.076cm" draw:shadow-offset-y="0.076cm" draw:shadow-color="#000000" draw:shadow-opacity="20%"/>
    </style:style>
    <style:style style:name="gr10" style:family="graphic" style:parent-style-name="standard" style:list-style-name="L2">
      <style:graphic-properties draw:stroke="none" svg:stroke-width="0.026cm" draw:fill="solid" draw:fill-color="#7f7f7f" draw:textarea-vertical-align="top" draw:auto-grow-height="false" draw:fit-to-size="false" style:shrink-to-fit="false" fo:min-height="1.026cm" fo:min-width="0.718cm" fo:padding-top="0.1cm" fo:padding-bottom="0.1cm" fo:padding-left="0.254cm" fo:padding-right="0.254cm" fo:wrap-option="no-wrap" draw:shadow="visible" draw:shadow-offset-x="0.076cm" draw:shadow-offset-y="0.076cm" draw:shadow-color="#000000" draw:shadow-opacity="20%"/>
    </style:style>
    <style:style style:name="gr11" style:family="graphic" style:parent-style-name="standard" style:list-style-name="L2">
      <style:graphic-properties draw:stroke="none" svg:stroke-width="0.026cm" draw:fill="solid" draw:fill-color="#7f7f7f" draw:textarea-vertical-align="top" draw:auto-grow-height="false" draw:fit-to-size="false" style:shrink-to-fit="false" fo:min-height="1.026cm" fo:min-width="0.718cm" fo:padding-top="0.1cm" fo:padding-bottom="0.1cm" fo:padding-left="0.254cm" fo:padding-right="0.254cm" fo:wrap-option="no-wrap" draw:shadow="visible" draw:shadow-offset-x="0.076cm" draw:shadow-offset-y="0.076cm" draw:shadow-color="#000000" draw:shadow-opacity="20%"/>
    </style:style>
    <style:style style:name="gr12" style:family="graphic" style:parent-style-name="standard" style:list-style-name="L2">
      <style:graphic-properties draw:stroke="none" svg:stroke-width="0.026cm" draw:fill="solid" draw:fill-color="#7f7f7f" draw:textarea-vertical-align="top" draw:auto-grow-height="false" draw:fit-to-size="false" style:shrink-to-fit="false" fo:min-height="1.026cm" fo:min-width="0.718cm" fo:padding-top="0.1cm" fo:padding-bottom="0.1cm" fo:padding-left="0.254cm" fo:padding-right="0.254cm" fo:wrap-option="no-wrap" draw:shadow="visible" draw:shadow-offset-x="0.076cm" draw:shadow-offset-y="0.076cm" draw:shadow-color="#000000" draw:shadow-opacity="20%"/>
    </style:style>
    <style:style style:name="gr13" style:family="graphic" style:parent-style-name="standard" style:list-style-name="L2">
      <style:graphic-properties draw:stroke="none" svg:stroke-width="0.026cm" draw:fill="solid" draw:fill-color="#7f7f7f" draw:textarea-vertical-align="top" draw:auto-grow-height="false" draw:fit-to-size="false" style:shrink-to-fit="false" fo:min-height="1.026cm" fo:min-width="0.718cm" fo:padding-top="0.1cm" fo:padding-bottom="0.1cm" fo:padding-left="0.254cm" fo:padding-right="0.254cm" fo:wrap-option="no-wrap" draw:shadow="visible" draw:shadow-offset-x="0.076cm" draw:shadow-offset-y="0.076cm" draw:shadow-color="#000000" draw:shadow-opacity="20%"/>
    </style:style>
    <style:style style:name="gr14" style:family="graphic" style:parent-style-name="standard" style:list-style-name="L2">
      <style:graphic-properties draw:stroke="none" svg:stroke-width="0.026cm" draw:fill="solid" draw:fill-color="#7f7f7f" draw:textarea-vertical-align="top" draw:auto-grow-height="false" draw:fit-to-size="false" style:shrink-to-fit="false" fo:min-height="1.026cm" fo:min-width="0.718cm" fo:padding-top="0.1cm" fo:padding-bottom="0.1cm" fo:padding-left="0.254cm" fo:padding-right="0.254cm" fo:wrap-option="no-wrap" draw:shadow="visible" draw:shadow-offset-x="0.076cm" draw:shadow-offset-y="0.076cm" draw:shadow-color="#000000" draw:shadow-opacity="20%"/>
    </style:style>
    <style:style style:name="gr15" style:family="graphic" style:parent-style-name="standard" style:list-style-name="L2">
      <style:graphic-properties draw:stroke="none" svg:stroke-width="0.026cm" draw:fill="solid" draw:fill-color="#7f7f7f" draw:textarea-vertical-align="top" draw:auto-grow-height="false" draw:fit-to-size="false" style:shrink-to-fit="false" fo:min-height="1.026cm" fo:min-width="0.718cm" fo:padding-top="0.1cm" fo:padding-bottom="0.1cm" fo:padding-left="0.254cm" fo:padding-right="0.254cm" fo:wrap-option="no-wrap" draw:shadow="visible" draw:shadow-offset-x="0.076cm" draw:shadow-offset-y="0.076cm" draw:shadow-color="#000000" draw:shadow-opacity="20%"/>
    </style:style>
    <style:style style:name="gr16" style:family="graphic" style:parent-style-name="standard" style:list-style-name="L2">
      <style:graphic-properties draw:stroke="none" svg:stroke-width="0.026cm" draw:fill="solid" draw:fill-color="#7f7f7f" draw:textarea-vertical-align="top" draw:auto-grow-height="false" draw:fit-to-size="false" style:shrink-to-fit="false" fo:min-height="1.026cm" fo:min-width="0.718cm" fo:padding-top="0.1cm" fo:padding-bottom="0.1cm" fo:padding-left="0.254cm" fo:padding-right="0.254cm" fo:wrap-option="no-wrap" draw:shadow="visible" draw:shadow-offset-x="0.076cm" draw:shadow-offset-y="0.076cm" draw:shadow-color="#000000" draw:shadow-opacity="20%"/>
    </style:style>
    <style:style style:name="gr17" style:family="graphic" style:parent-style-name="standard" style:list-style-name="L2">
      <style:graphic-properties draw:stroke="none" svg:stroke-width="0.026cm" draw:fill="solid" draw:fill-color="#7f7f7f" draw:textarea-vertical-align="top" draw:auto-grow-height="false" draw:fit-to-size="false" style:shrink-to-fit="false" fo:min-height="1.026cm" fo:min-width="0.718cm" fo:padding-top="0.1cm" fo:padding-bottom="0.1cm" fo:padding-left="0.254cm" fo:padding-right="0.254cm" fo:wrap-option="no-wrap" draw:shadow="visible" draw:shadow-offset-x="0.076cm" draw:shadow-offset-y="0.076cm" draw:shadow-color="#000000" draw:shadow-opacity="20%"/>
    </style:style>
    <style:style style:name="gr18" style:family="graphic" style:parent-style-name="standard" style:list-style-name="L2">
      <style:graphic-properties draw:stroke="none" svg:stroke-width="0.026cm" draw:fill="solid" draw:fill-color="#7f7f7f" draw:textarea-vertical-align="top" draw:auto-grow-height="false" draw:fit-to-size="false" style:shrink-to-fit="false" fo:min-height="1.026cm" fo:min-width="0.718cm" fo:padding-top="0.1cm" fo:padding-bottom="0.1cm" fo:padding-left="0.254cm" fo:padding-right="0.254cm" fo:wrap-option="no-wrap" draw:shadow="visible" draw:shadow-offset-x="0.076cm" draw:shadow-offset-y="0.076cm" draw:shadow-color="#000000" draw:shadow-opacity="20%"/>
    </style:style>
    <style:style style:name="gr19" style:family="graphic" style:parent-style-name="standard" style:list-style-name="L2">
      <style:graphic-properties draw:stroke="none" svg:stroke-width="0.026cm" draw:fill="solid" draw:fill-color="#7f7f7f" draw:textarea-vertical-align="top" draw:auto-grow-height="false" draw:fit-to-size="false" style:shrink-to-fit="false" fo:min-height="1.026cm" fo:min-width="0.718cm" fo:padding-top="0.1cm" fo:padding-bottom="0.1cm" fo:padding-left="0.254cm" fo:padding-right="0.254cm" fo:wrap-option="no-wrap" draw:shadow="visible" draw:shadow-offset-x="0.076cm" draw:shadow-offset-y="0.076cm" draw:shadow-color="#000000" draw:shadow-opacity="20%"/>
    </style:style>
    <style:style style:name="gr20" style:family="graphic" style:parent-style-name="standard" style:list-style-name="L2">
      <style:graphic-properties draw:stroke="none" svg:stroke-width="0.026cm" draw:fill="solid" draw:fill-color="#7f7f7f" draw:textarea-vertical-align="top" draw:auto-grow-height="false" draw:fit-to-size="false" style:shrink-to-fit="false" fo:min-height="1.026cm" fo:min-width="0.718cm" fo:padding-top="0.1cm" fo:padding-bottom="0.1cm" fo:padding-left="0.254cm" fo:padding-right="0.254cm" fo:wrap-option="no-wrap" draw:shadow="visible" draw:shadow-offset-x="0.076cm" draw:shadow-offset-y="0.076cm" draw:shadow-color="#000000" draw:shadow-opacity="20%"/>
    </style:style>
    <style:style style:name="gr21" style:family="graphic" style:parent-style-name="standard" style:list-style-name="L2">
      <style:graphic-properties draw:stroke="none" svg:stroke-width="0.026cm" draw:fill="solid" draw:fill-color="#7f7f7f" draw:textarea-vertical-align="top" draw:auto-grow-height="false" draw:fit-to-size="false" style:shrink-to-fit="false" fo:min-height="1.026cm" fo:min-width="0.718cm" fo:padding-top="0.1cm" fo:padding-bottom="0.1cm" fo:padding-left="0.254cm" fo:padding-right="0.254cm" fo:wrap-option="no-wrap" draw:shadow="visible" draw:shadow-offset-x="0.076cm" draw:shadow-offset-y="0.076cm" draw:shadow-color="#000000" draw:shadow-opacity="20%"/>
    </style:style>
    <style:style style:name="gr22" style:family="graphic" style:parent-style-name="standard" style:list-style-name="L2">
      <style:graphic-properties draw:stroke="none" svg:stroke-width="0.026cm" draw:fill="solid" draw:fill-color="#7f7f7f" draw:textarea-vertical-align="top" draw:auto-grow-height="false" draw:fit-to-size="false" style:shrink-to-fit="false" fo:min-height="1.026cm" fo:min-width="0.718cm" fo:padding-top="0.1cm" fo:padding-bottom="0.1cm" fo:padding-left="0.254cm" fo:padding-right="0.254cm" fo:wrap-option="no-wrap" draw:shadow="visible" draw:shadow-offset-x="0.076cm" draw:shadow-offset-y="0.076cm" draw:shadow-color="#000000" draw:shadow-opacity="20%"/>
    </style:style>
    <style:style style:name="gr23" style:family="graphic" style:parent-style-name="standard" style:list-style-name="L2">
      <style:graphic-properties draw:stroke="none" svg:stroke-width="0.026cm" draw:fill="solid" draw:fill-color="#7f7f7f" draw:textarea-vertical-align="top" draw:auto-grow-height="false" draw:fit-to-size="false" style:shrink-to-fit="false" fo:min-height="1.026cm" fo:min-width="0.718cm" fo:padding-top="0.1cm" fo:padding-bottom="0.1cm" fo:padding-left="0.254cm" fo:padding-right="0.254cm" fo:wrap-option="no-wrap" draw:shadow="visible" draw:shadow-offset-x="0.076cm" draw:shadow-offset-y="0.076cm" draw:shadow-color="#000000" draw:shadow-opacity="20%"/>
    </style:style>
    <style:style style:name="gr24" style:family="graphic" style:parent-style-name="standard">
      <style:graphic-properties draw:stroke="none" svg:stroke-width="0.071cm" draw:stroke-linejoin="round" draw:fill="solid" draw:fill-color="#4a7b7c" draw:textarea-vertical-align="middle" draw:auto-grow-height="false" draw:fit-to-size="false" style:shrink-to-fit="false" fo:min-height="0.019cm" fo:min-width="0cm" fo:padding-top="0.6cm" fo:padding-bottom="0.1cm" fo:padding-left="1cm" fo:padding-right="0cm" fo:wrap-option="no-wrap"/>
    </style:style>
    <style:style style:name="gr25" style:family="graphic" style:parent-style-name="standard">
      <style:graphic-properties draw:stroke="solid" svg:stroke-width="0.053cm" svg:stroke-color="#ffffff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color="#3465a4" draw:fill="solid" draw:fill-color="#8eb4e3" draw:textarea-horizontal-align="justify" draw:textarea-vertical-align="middle" draw:auto-grow-height="false" fo:min-height="0.632cm" fo:min-width="5.36cm" draw:shadow-offset-x="0.203cm" draw:shadow-offset-y="0.203cm"/>
    </style:style>
    <style:style style:name="gr28" style:family="graphic" style:parent-style-name="standard">
      <style:graphic-properties draw:stroke="none" svg:stroke-color="#3465a4" draw:fill="solid" draw:fill-color="#8eb4e3" draw:textarea-horizontal-align="justify" draw:textarea-vertical-align="middle" draw:auto-grow-height="false" fo:min-height="0.635cm" fo:min-width="3.192cm" draw:shadow-offset-x="0.203cm" draw:shadow-offset-y="0.203cm"/>
    </style:style>
    <style:style style:name="gr29" style:family="graphic" style:parent-style-name="standard">
      <style:graphic-properties draw:stroke="none" svg:stroke-color="#3465a4" draw:fill="solid" draw:fill-color="#8eb4e3" draw:textarea-horizontal-align="justify" draw:textarea-vertical-align="middle" draw:auto-grow-height="false" fo:min-height="0.639cm" fo:min-width="1.749cm" draw:shadow-offset-x="0.203cm" draw:shadow-offset-y="0.203cm"/>
    </style:style>
    <style:style style:name="gr30" style:family="graphic" style:parent-style-name="standard">
      <style:graphic-properties draw:stroke="none" svg:stroke-color="#3465a4" draw:fill="solid" draw:fill-color="#8eb4e3" draw:textarea-horizontal-align="justify" draw:textarea-vertical-align="middle" draw:auto-grow-height="false" fo:min-height="1.084cm" fo:min-width="0cm"/>
    </style:style>
    <style:style style:name="gr31" style:family="graphic" style:parent-style-name="standard">
      <style:graphic-properties draw:stroke="none" svg:stroke-color="#3465a4" draw:fill="solid" draw:fill-color="#8eb4e3" draw:textarea-horizontal-align="justify" draw:textarea-vertical-align="middle" draw:auto-grow-height="false" fo:min-height="1.045cm" fo:min-width="0cm"/>
    </style:style>
    <style:style style:name="gr32" style:family="graphic" style:parent-style-name="standard">
      <style:graphic-properties draw:stroke="none" svg:stroke-color="#3465a4" draw:fill="solid" draw:fill-color="#8eb4e3" draw:textarea-horizontal-align="justify" draw:textarea-vertical-align="middle" draw:auto-grow-height="false" fo:min-height="0.231cm" fo:min-width="8.39cm"/>
    </style:style>
    <style:style style:name="gr33" style:family="graphic" style:parent-style-name="standard">
      <style:graphic-properties draw:stroke="none" svg:stroke-color="#3465a4" draw:fill="solid" draw:fill-color="#8eb4e3" draw:textarea-horizontal-align="justify" draw:textarea-vertical-align="middle" draw:auto-grow-height="false" fo:min-height="0.635cm" fo:min-width="5.849cm" draw:shadow-offset-x="0.203cm" draw:shadow-offset-y="0.203cm"/>
    </style:style>
    <style:style style:name="gr34" style:family="graphic" style:parent-style-name="standard">
      <style:graphic-properties draw:stroke="none" svg:stroke-color="#3465a4" draw:fill="solid" draw:fill-color="#8eb4e3" draw:textarea-horizontal-align="justify" draw:textarea-vertical-align="middle" draw:auto-grow-height="false" fo:min-height="0.635cm" fo:min-width="1.533cm" draw:shadow-offset-x="0.203cm" draw:shadow-offset-y="0.203cm"/>
    </style:style>
    <style:style style:name="gr35" style:family="graphic" style:parent-style-name="standard">
      <style:graphic-properties draw:stroke="none" svg:stroke-color="#3465a4" draw:fill="solid" draw:fill-color="#8eb4e3" draw:textarea-horizontal-align="justify" draw:textarea-vertical-align="middle" draw:auto-grow-height="false" fo:min-height="0.635cm" fo:min-width="4.07cm" draw:shadow-offset-x="0.203cm" draw:shadow-offset-y="0.203cm"/>
    </style:style>
    <style:style style:name="gr3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9.911cm" fo:min-width="0.61cm"/>
    </style:style>
    <style:style style:name="gr37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9.914cm" fo:min-width="0.607cm"/>
    </style:style>
    <style:style style:name="gr38" style:family="graphic" style:parent-style-name="standard">
      <style:graphic-properties draw:stroke="none" svg:stroke-color="#3465a4" draw:fill="solid" draw:fill-color="#8eb4e3" draw:textarea-horizontal-align="justify" draw:textarea-vertical-align="middle" draw:auto-grow-height="false" fo:min-height="0.635cm" fo:min-width="2.802cm" draw:shadow-offset-x="0.203cm" draw:shadow-offset-y="0.203cm"/>
    </style:style>
    <style:style style:name="gr39" style:family="graphic" style:parent-style-name="standard">
      <style:graphic-properties draw:stroke="none" svg:stroke-color="#3465a4" draw:fill="solid" draw:fill-color="#8eb4e3" draw:textarea-horizontal-align="justify" draw:textarea-vertical-align="middle" draw:auto-grow-height="false" fo:min-height="0.131cm" fo:min-width="1.153cm"/>
    </style:style>
    <style:style style:name="gr40" style:family="graphic" style:parent-style-name="standard">
      <style:graphic-properties draw:stroke="none" svg:stroke-color="#3465a4" draw:fill="solid" draw:fill-color="#8eb4e3" draw:textarea-horizontal-align="justify" draw:textarea-vertical-align="middle" draw:auto-grow-height="false" fo:min-height="1.195cm" fo:min-width="0cm"/>
    </style:style>
    <style:style style:name="gr41" style:family="graphic" style:parent-style-name="standard">
      <style:graphic-properties draw:stroke="none" svg:stroke-color="#3465a4" draw:fill="solid" draw:fill-color="#8eb4e3" draw:textarea-horizontal-align="justify" draw:textarea-vertical-align="middle" draw:auto-grow-height="false" fo:min-height="0.131cm" fo:min-width="1.534cm"/>
    </style:style>
    <style:style style:name="gr42" style:family="graphic" style:parent-style-name="standard">
      <style:graphic-properties draw:stroke="none" svg:stroke-color="#3465a4" draw:fill="solid" draw:fill-color="#8eb4e3" draw:textarea-horizontal-align="justify" draw:textarea-vertical-align="middle" draw:auto-grow-height="false" fo:min-height="1.401cm" fo:min-width="0.389cm"/>
    </style:style>
    <style:style style:name="gr43" style:family="graphic" style:parent-style-name="standard">
      <style:graphic-properties draw:stroke="none" svg:stroke-color="#3465a4" draw:fill="solid" draw:fill-color="#8eb4e3" draw:textarea-horizontal-align="justify" draw:textarea-vertical-align="middle" draw:auto-grow-height="false" fo:min-height="0.131cm" fo:min-width="0.545cm"/>
    </style:style>
    <style:style style:name="gr44" style:family="graphic" style:parent-style-name="standard">
      <style:graphic-properties draw:stroke="none" svg:stroke-color="#3465a4" draw:fill="solid" draw:fill-color="#8eb4e3" draw:textarea-horizontal-align="justify" draw:textarea-vertical-align="middle" draw:auto-grow-height="false" fo:min-height="0.131cm" fo:min-width="0.942cm"/>
    </style:style>
    <style:style style:name="gr45" style:family="graphic" style:parent-style-name="standard">
      <style:graphic-properties draw:stroke="none" svg:stroke-color="#3465a4" draw:fill="solid" draw:fill-color="#8eb4e3" draw:textarea-horizontal-align="justify" draw:textarea-vertical-align="middle" draw:auto-grow-height="false" fo:min-height="0.635cm" fo:min-width="7.121cm" draw:shadow-offset-x="0.203cm" draw:shadow-offset-y="0.203cm"/>
    </style:style>
    <style:style style:name="gr46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 draw:opacity="0%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ffffff" draw:opacity="100%"/>
      <style:paragraph-properties fo:text-align="center"/>
    </style:style>
    <style:style style:name="P3" style:family="paragraph"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solid" draw:fill-color="#4a7b7c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8eb4e3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角丸四角形 59" draw:style-name="gr1" draw:text-style-name="P1" draw:layer="layout" svg:width="12.065cm" svg:height="8.255cm" svg:x="14.605cm" svg:y="10.79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59" draw:style-name="gr1" draw:text-style-name="P1" draw:layer="layout" svg:width="12.065cm" svg:height="8.255cm" svg:x="1.27cm" svg:y="10.79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59" draw:style-name="gr1" draw:text-style-name="P1" draw:layer="layout" svg:width="12.065cm" svg:height="8.255cm" svg:x="14.605cm" svg:y="1.2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59" draw:style-name="gr1" draw:text-style-name="P1" draw:layer="layout" svg:width="12.065cm" svg:height="8.255cm" svg:x="1.27cm" svg:y="1.2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2" draw:text-style-name="P2" draw:layer="layout" svg:width="8.509cm" svg:height="8.509cm" svg:x="9.716cm" svg:y="5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2" draw:style-name="gr3" draw:text-style-name="P4" draw:layer="layout" svg:width="3.953cm" svg:height="3.953cm" svg:x="23.595cm" svg:y="0.338cm">
          <draw:image xlink:href="Pictures/1000020100000100000001006B2BD547D3DECA54.png" xlink:type="simple" xlink:show="embed" xlink:actuate="onLoad" loext:mime-type="image/png">
            <text:p text:style-name="P3"><text:s/></text:p>
          </draw:image>
        </draw:frame>
        <draw:frame draw:style-name="gr4" draw:text-style-name="P5" draw:layer="layout" svg:width="3.953cm" svg:height="3.953cm" svg:x="23.733cm" svg:y="16.24cm">
          <draw:image xlink:href="Pictures/1000020100000100000001001F723D4F958A69AE.png" xlink:type="simple" xlink:show="embed" xlink:actuate="onLoad" loext:mime-type="image/png">
            <text:p/>
          </draw:image>
        </draw:frame>
        <draw:custom-shape draw:name="角丸四角形 6" draw:style-name="gr5" draw:text-style-name="P6" draw:layer="layout" svg:width="1.27cm" svg:height="1.27cm" svg:x="10.16cm" svg:y="2.54cm">
          <text:p/>
          <draw:enhanced-geometry draw:mirror-horizontal="false" draw:mirror-vertical="false" draw:text-areas="?f5 ?f5 ?f6 ?f7" svg:viewBox="0 0 0 0" draw:type="ooxml-roundRect" draw:modifiers="611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6" draw:style-name="gr6" draw:text-style-name="P6" draw:layer="layout" svg:width="1.27cm" svg:height="1.27cm" svg:x="5.08cm" svg:y="2.54cm">
          <text:p/>
          <draw:enhanced-geometry draw:mirror-horizontal="false" draw:mirror-vertical="false" draw:text-areas="?f5 ?f5 ?f6 ?f7" svg:viewBox="0 0 0 0" draw:type="ooxml-roundRect" draw:modifiers="611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6" draw:style-name="gr7" draw:text-style-name="P6" draw:layer="layout" svg:width="1.27cm" svg:height="1.27cm" svg:x="7.647cm" svg:y="7.62cm">
          <text:p/>
          <draw:enhanced-geometry draw:mirror-horizontal="false" draw:mirror-vertical="false" draw:text-areas="?f5 ?f5 ?f6 ?f7" svg:viewBox="0 0 0 0" draw:type="ooxml-roundRect" draw:modifiers="611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6" draw:style-name="gr8" draw:text-style-name="P6" draw:layer="layout" svg:width="1.27cm" svg:height="1.27cm" svg:x="3.175cm" svg:y="6.38cm">
          <text:p/>
          <draw:enhanced-geometry draw:mirror-horizontal="false" draw:mirror-vertical="false" draw:text-areas="?f5 ?f5 ?f6 ?f7" svg:viewBox="0 0 0 0" draw:type="ooxml-roundRect" draw:modifiers="611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6" draw:style-name="gr9" draw:text-style-name="P6" draw:layer="layout" svg:width="1.27cm" svg:height="1.27cm" svg:x="16.51cm" svg:y="2.54cm">
          <text:p/>
          <draw:enhanced-geometry draw:mirror-horizontal="false" draw:mirror-vertical="false" draw:text-areas="?f5 ?f5 ?f6 ?f7" svg:viewBox="0 0 0 0" draw:type="ooxml-roundRect" draw:modifiers="611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6" draw:style-name="gr10" draw:text-style-name="P6" draw:layer="layout" svg:width="1.27cm" svg:height="1.27cm" svg:x="19.05cm" svg:y="2.551cm">
          <text:p/>
          <draw:enhanced-geometry draw:mirror-horizontal="false" draw:mirror-vertical="false" draw:text-areas="?f5 ?f5 ?f6 ?f7" svg:viewBox="0 0 0 0" draw:type="ooxml-roundRect" draw:modifiers="611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6" draw:style-name="gr11" draw:text-style-name="P6" draw:layer="layout" svg:width="1.27cm" svg:height="1.27cm" svg:x="21.59cm" svg:y="2.551cm">
          <text:p/>
          <draw:enhanced-geometry draw:mirror-horizontal="false" draw:mirror-vertical="false" draw:text-areas="?f5 ?f5 ?f6 ?f7" svg:viewBox="0 0 0 0" draw:type="ooxml-roundRect" draw:modifiers="611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6" draw:style-name="gr12" draw:text-style-name="P6" draw:layer="layout" svg:width="1.27cm" svg:height="1.27cm" svg:x="18.426cm" svg:y="7.631cm">
          <text:p/>
          <draw:enhanced-geometry draw:mirror-horizontal="false" draw:mirror-vertical="false" draw:text-areas="?f5 ?f5 ?f6 ?f7" svg:viewBox="0 0 0 0" draw:type="ooxml-roundRect" draw:modifiers="611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6" draw:style-name="gr13" draw:text-style-name="P6" draw:layer="layout" svg:width="1.27cm" svg:height="1.27cm" svg:x="20.966cm" svg:y="7.631cm">
          <text:p/>
          <draw:enhanced-geometry draw:mirror-horizontal="false" draw:mirror-vertical="false" draw:text-areas="?f5 ?f5 ?f6 ?f7" svg:viewBox="0 0 0 0" draw:type="ooxml-roundRect" draw:modifiers="611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6" draw:style-name="gr14" draw:text-style-name="P6" draw:layer="layout" svg:width="1.27cm" svg:height="1.27cm" svg:x="23.633cm" svg:y="7.631cm">
          <text:p/>
          <draw:enhanced-geometry draw:mirror-horizontal="false" draw:mirror-vertical="false" draw:text-areas="?f5 ?f5 ?f6 ?f7" svg:viewBox="0 0 0 0" draw:type="ooxml-roundRect" draw:modifiers="611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6" draw:style-name="gr15" draw:text-style-name="P6" draw:layer="layout" svg:width="1.27cm" svg:height="1.27cm" svg:x="11.049cm" svg:y="14.478cm">
          <text:p/>
          <draw:enhanced-geometry draw:mirror-horizontal="false" draw:mirror-vertical="false" draw:text-areas="?f5 ?f5 ?f6 ?f7" svg:viewBox="0 0 0 0" draw:type="ooxml-roundRect" draw:modifiers="611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6" draw:style-name="gr16" draw:text-style-name="P6" draw:layer="layout" svg:width="1.27cm" svg:height="1.27cm" svg:x="6.996cm" svg:y="16.51cm">
          <text:p/>
          <draw:enhanced-geometry draw:mirror-horizontal="false" draw:mirror-vertical="false" draw:text-areas="?f5 ?f5 ?f6 ?f7" svg:viewBox="0 0 0 0" draw:type="ooxml-roundRect" draw:modifiers="611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6" draw:style-name="gr17" draw:text-style-name="P6" draw:layer="layout" svg:width="1.27cm" svg:height="1.27cm" svg:x="3.175cm" svg:y="14.478cm">
          <text:p/>
          <draw:enhanced-geometry draw:mirror-horizontal="false" draw:mirror-vertical="false" draw:text-areas="?f5 ?f5 ?f6 ?f7" svg:viewBox="0 0 0 0" draw:type="ooxml-roundRect" draw:modifiers="611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6" draw:style-name="gr18" draw:text-style-name="P6" draw:layer="layout" svg:width="1.27cm" svg:height="1.27cm" svg:x="7.123cm" svg:y="12.573cm">
          <text:p/>
          <draw:enhanced-geometry draw:mirror-horizontal="false" draw:mirror-vertical="false" draw:text-areas="?f5 ?f5 ?f6 ?f7" svg:viewBox="0 0 0 0" draw:type="ooxml-roundRect" draw:modifiers="611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6" draw:style-name="gr19" draw:text-style-name="P6" draw:layer="layout" svg:width="1.27cm" svg:height="1.27cm" svg:x="20.955cm" svg:y="11.43cm">
          <text:p/>
          <draw:enhanced-geometry draw:mirror-horizontal="false" draw:mirror-vertical="false" draw:text-areas="?f5 ?f5 ?f6 ?f7" svg:viewBox="0 0 0 0" draw:type="ooxml-roundRect" draw:modifiers="611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6" draw:style-name="gr20" draw:text-style-name="P6" draw:layer="layout" svg:width="1.27cm" svg:height="1.27cm" svg:x="18.428cm" svg:y="13.932cm">
          <text:p/>
          <draw:enhanced-geometry draw:mirror-horizontal="false" draw:mirror-vertical="false" draw:text-areas="?f5 ?f5 ?f6 ?f7" svg:viewBox="0 0 0 0" draw:type="ooxml-roundRect" draw:modifiers="611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6" draw:style-name="gr21" draw:text-style-name="P6" draw:layer="layout" svg:width="1.27cm" svg:height="1.27cm" svg:x="23.517cm" svg:y="13.97cm">
          <text:p/>
          <draw:enhanced-geometry draw:mirror-horizontal="false" draw:mirror-vertical="false" draw:text-areas="?f5 ?f5 ?f6 ?f7" svg:viewBox="0 0 0 0" draw:type="ooxml-roundRect" draw:modifiers="611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6" draw:style-name="gr22" draw:text-style-name="P6" draw:layer="layout" svg:width="1.27cm" svg:height="1.27cm" svg:x="16.521cm" svg:y="16.51cm">
          <text:p/>
          <draw:enhanced-geometry draw:mirror-horizontal="false" draw:mirror-vertical="false" draw:text-areas="?f5 ?f5 ?f6 ?f7" svg:viewBox="0 0 0 0" draw:type="ooxml-roundRect" draw:modifiers="611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6" draw:style-name="gr23" draw:text-style-name="P6" draw:layer="layout" svg:width="1.27cm" svg:height="1.27cm" svg:x="20.32cm" svg:y="16.51cm">
          <text:p/>
          <draw:enhanced-geometry draw:mirror-horizontal="false" draw:mirror-vertical="false" draw:text-areas="?f5 ?f5 ?f6 ?f7" svg:viewBox="0 0 0 0" draw:type="ooxml-roundRect" draw:modifiers="611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35">
          <draw:custom-shape draw:name="角丸四角形 21" draw:style-name="gr24" draw:text-style-name="P7" draw:layer="layout" svg:width="0.9cm" svg:height="0.9cm" svg:x="2.81cm" svg:y="5.999cm">
            <text:p/>
            <draw:enhanced-geometry draw:mirror-horizontal="false" draw:mirror-vertical="false" draw:text-areas="0 0 ?f11 ?f6" svg:viewBox="0 0 0 0" draw:type="ooxml-foldedCorner" draw:modifiers="20194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g draw:name="Group 37">
            <draw:custom-shape draw:name="Isosceles Triangle 38" draw:style-name="gr25" draw:text-style-name="P8" draw:layer="layout" svg:width="0.408cm" svg:height="0.352cm" draw:transform="rotate (-0.523598775598299) translate (3.243cm 6.145cm)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Oval 39" draw:style-name="gr26" draw:text-style-name="P9" draw:layer="layout" svg:width="0.161cm" svg:height="0.161cm" draw:transform="rotate (0.523598775598299) translate (3.31cm 6.216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26" draw:text-style-name="P9" draw:layer="layout" svg:width="0.161cm" svg:height="0.161cm" draw:transform="rotate (0.523598775598299) translate (2.955cm 6.421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26" draw:text-style-name="P9" draw:layer="layout" svg:width="0.161cm" svg:height="0.161cm" draw:transform="rotate (-0.523598775598299) translate (3.391cm 6.543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 35">
          <draw:custom-shape draw:name="角丸四角形 21" draw:style-name="gr24" draw:text-style-name="P7" draw:layer="layout" svg:width="0.9cm" svg:height="0.9cm" svg:x="9.814cm" svg:y="2.159cm">
            <text:p/>
            <draw:enhanced-geometry draw:mirror-horizontal="false" draw:mirror-vertical="false" draw:text-areas="0 0 ?f11 ?f6" svg:viewBox="0 0 0 0" draw:type="ooxml-foldedCorner" draw:modifiers="20194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g draw:name="Group 37">
            <draw:custom-shape draw:name="Isosceles Triangle 38" draw:style-name="gr25" draw:text-style-name="P8" draw:layer="layout" svg:width="0.408cm" svg:height="0.352cm" draw:transform="rotate (-0.523598775598299) translate (10.247cm 2.305cm)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Oval 39" draw:style-name="gr26" draw:text-style-name="P9" draw:layer="layout" svg:width="0.161cm" svg:height="0.161cm" draw:transform="rotate (0.523598775598299) translate (10.314cm 2.376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26" draw:text-style-name="P9" draw:layer="layout" svg:width="0.161cm" svg:height="0.161cm" draw:transform="rotate (0.523598775598299) translate (9.959cm 2.581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26" draw:text-style-name="P9" draw:layer="layout" svg:width="0.161cm" svg:height="0.161cm" draw:transform="rotate (-0.523598775598299) translate (10.395cm 2.703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 35">
          <draw:custom-shape draw:name="角丸四角形 21" draw:style-name="gr24" draw:text-style-name="P7" draw:layer="layout" svg:width="0.9cm" svg:height="0.9cm" svg:x="7.239cm" svg:y="7.228cm">
            <text:p/>
            <draw:enhanced-geometry draw:mirror-horizontal="false" draw:mirror-vertical="false" draw:text-areas="0 0 ?f11 ?f6" svg:viewBox="0 0 0 0" draw:type="ooxml-foldedCorner" draw:modifiers="20194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g draw:name="Group 37">
            <draw:custom-shape draw:name="Isosceles Triangle 38" draw:style-name="gr25" draw:text-style-name="P8" draw:layer="layout" svg:width="0.408cm" svg:height="0.352cm" draw:transform="rotate (-0.523598775598299) translate (7.672cm 7.374cm)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Oval 39" draw:style-name="gr26" draw:text-style-name="P9" draw:layer="layout" svg:width="0.161cm" svg:height="0.161cm" draw:transform="rotate (0.523598775598299) translate (7.739cm 7.445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26" draw:text-style-name="P9" draw:layer="layout" svg:width="0.161cm" svg:height="0.161cm" draw:transform="rotate (0.523598775598299) translate (7.384cm 7.65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26" draw:text-style-name="P9" draw:layer="layout" svg:width="0.161cm" svg:height="0.161cm" draw:transform="rotate (-0.523598775598299) translate (7.82cm 7.772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 35">
          <draw:custom-shape draw:name="角丸四角形 21" draw:style-name="gr24" draw:text-style-name="P7" draw:layer="layout" svg:width="0.9cm" svg:height="0.9cm" svg:x="4.645cm" svg:y="2.148cm">
            <text:p/>
            <draw:enhanced-geometry draw:mirror-horizontal="false" draw:mirror-vertical="false" draw:text-areas="0 0 ?f11 ?f6" svg:viewBox="0 0 0 0" draw:type="ooxml-foldedCorner" draw:modifiers="20194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g draw:name="Group 37">
            <draw:custom-shape draw:name="Isosceles Triangle 38" draw:style-name="gr25" draw:text-style-name="P8" draw:layer="layout" svg:width="0.408cm" svg:height="0.352cm" draw:transform="rotate (-0.523598775598299) translate (5.078cm 2.294cm)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Oval 39" draw:style-name="gr26" draw:text-style-name="P9" draw:layer="layout" svg:width="0.161cm" svg:height="0.161cm" draw:transform="rotate (0.523598775598299) translate (5.145cm 2.365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26" draw:text-style-name="P9" draw:layer="layout" svg:width="0.161cm" svg:height="0.161cm" draw:transform="rotate (0.523598775598299) translate (4.79cm 2.57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26" draw:text-style-name="P9" draw:layer="layout" svg:width="0.161cm" svg:height="0.161cm" draw:transform="rotate (-0.523598775598299) translate (5.226cm 2.692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 35">
          <draw:custom-shape draw:name="角丸四角形 21" draw:style-name="gr24" draw:text-style-name="P7" draw:layer="layout" svg:width="0.9cm" svg:height="0.9cm" svg:x="6.731cm" svg:y="12.192cm">
            <text:p/>
            <draw:enhanced-geometry draw:mirror-horizontal="false" draw:mirror-vertical="false" draw:text-areas="0 0 ?f11 ?f6" svg:viewBox="0 0 0 0" draw:type="ooxml-foldedCorner" draw:modifiers="20194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g draw:name="Group 37">
            <draw:custom-shape draw:name="Isosceles Triangle 38" draw:style-name="gr25" draw:text-style-name="P8" draw:layer="layout" svg:width="0.408cm" svg:height="0.352cm" draw:transform="rotate (-0.523598775598299) translate (7.164cm 12.338cm)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Oval 39" draw:style-name="gr26" draw:text-style-name="P9" draw:layer="layout" svg:width="0.161cm" svg:height="0.161cm" draw:transform="rotate (0.523598775598299) translate (7.231cm 12.409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26" draw:text-style-name="P9" draw:layer="layout" svg:width="0.161cm" svg:height="0.161cm" draw:transform="rotate (0.523598775598299) translate (6.876cm 12.614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26" draw:text-style-name="P9" draw:layer="layout" svg:width="0.161cm" svg:height="0.161cm" draw:transform="rotate (-0.523598775598299) translate (7.312cm 12.736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 35">
          <draw:custom-shape draw:name="角丸四角形 21" draw:style-name="gr24" draw:text-style-name="P7" draw:layer="layout" svg:width="0.9cm" svg:height="0.9cm" svg:x="10.668cm" svg:y="14.097cm">
            <text:p/>
            <draw:enhanced-geometry draw:mirror-horizontal="false" draw:mirror-vertical="false" draw:text-areas="0 0 ?f11 ?f6" svg:viewBox="0 0 0 0" draw:type="ooxml-foldedCorner" draw:modifiers="20194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g draw:name="Group 37">
            <draw:custom-shape draw:name="Isosceles Triangle 38" draw:style-name="gr25" draw:text-style-name="P8" draw:layer="layout" svg:width="0.408cm" svg:height="0.352cm" draw:transform="rotate (-0.523598775598299) translate (11.101cm 14.243cm)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Oval 39" draw:style-name="gr26" draw:text-style-name="P9" draw:layer="layout" svg:width="0.161cm" svg:height="0.161cm" draw:transform="rotate (0.523598775598299) translate (11.168cm 14.314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26" draw:text-style-name="P9" draw:layer="layout" svg:width="0.161cm" svg:height="0.161cm" draw:transform="rotate (0.523598775598299) translate (10.813cm 14.519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26" draw:text-style-name="P9" draw:layer="layout" svg:width="0.161cm" svg:height="0.161cm" draw:transform="rotate (-0.523598775598299) translate (11.249cm 14.641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 35">
          <draw:custom-shape draw:name="角丸四角形 21" draw:style-name="gr24" draw:text-style-name="P7" draw:layer="layout" svg:width="0.9cm" svg:height="0.9cm" svg:x="2.76cm" svg:y="14.121cm">
            <text:p/>
            <draw:enhanced-geometry draw:mirror-horizontal="false" draw:mirror-vertical="false" draw:text-areas="0 0 ?f11 ?f6" svg:viewBox="0 0 0 0" draw:type="ooxml-foldedCorner" draw:modifiers="20194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g draw:name="Group 37">
            <draw:custom-shape draw:name="Isosceles Triangle 38" draw:style-name="gr25" draw:text-style-name="P8" draw:layer="layout" svg:width="0.408cm" svg:height="0.352cm" draw:transform="rotate (-0.523598775598299) translate (3.193cm 14.267cm)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Oval 39" draw:style-name="gr26" draw:text-style-name="P9" draw:layer="layout" svg:width="0.161cm" svg:height="0.161cm" draw:transform="rotate (0.523598775598299) translate (3.26cm 14.338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26" draw:text-style-name="P9" draw:layer="layout" svg:width="0.161cm" svg:height="0.161cm" draw:transform="rotate (0.523598775598299) translate (2.905cm 14.543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26" draw:text-style-name="P9" draw:layer="layout" svg:width="0.161cm" svg:height="0.161cm" draw:transform="rotate (-0.523598775598299) translate (3.341cm 14.665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 35">
          <draw:custom-shape draw:name="角丸四角形 21" draw:style-name="gr24" draw:text-style-name="P7" draw:layer="layout" svg:width="0.9cm" svg:height="0.9cm" svg:x="6.604cm" svg:y="16.129cm">
            <text:p/>
            <draw:enhanced-geometry draw:mirror-horizontal="false" draw:mirror-vertical="false" draw:text-areas="0 0 ?f11 ?f6" svg:viewBox="0 0 0 0" draw:type="ooxml-foldedCorner" draw:modifiers="20194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g draw:name="Group 37">
            <draw:custom-shape draw:name="Isosceles Triangle 38" draw:style-name="gr25" draw:text-style-name="P8" draw:layer="layout" svg:width="0.408cm" svg:height="0.352cm" draw:transform="rotate (-0.523598775598299) translate (7.037cm 16.275cm)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Oval 39" draw:style-name="gr26" draw:text-style-name="P9" draw:layer="layout" svg:width="0.161cm" svg:height="0.161cm" draw:transform="rotate (0.523598775598299) translate (7.104cm 16.346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26" draw:text-style-name="P9" draw:layer="layout" svg:width="0.161cm" svg:height="0.161cm" draw:transform="rotate (0.523598775598299) translate (6.749cm 16.551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26" draw:text-style-name="P9" draw:layer="layout" svg:width="0.161cm" svg:height="0.161cm" draw:transform="rotate (-0.523598775598299) translate (7.185cm 16.673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 35">
          <draw:custom-shape draw:name="角丸四角形 21" draw:style-name="gr24" draw:text-style-name="P7" draw:layer="layout" svg:width="0.9cm" svg:height="0.9cm" svg:x="20.528cm" svg:y="11.068cm">
            <text:p/>
            <draw:enhanced-geometry draw:mirror-horizontal="false" draw:mirror-vertical="false" draw:text-areas="0 0 ?f11 ?f6" svg:viewBox="0 0 0 0" draw:type="ooxml-foldedCorner" draw:modifiers="20194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g draw:name="Group 37">
            <draw:custom-shape draw:name="Isosceles Triangle 38" draw:style-name="gr25" draw:text-style-name="P8" draw:layer="layout" svg:width="0.408cm" svg:height="0.352cm" draw:transform="rotate (-0.523598775598299) translate (20.961cm 11.214cm)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Oval 39" draw:style-name="gr26" draw:text-style-name="P9" draw:layer="layout" svg:width="0.161cm" svg:height="0.161cm" draw:transform="rotate (0.523598775598299) translate (21.028cm 11.285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26" draw:text-style-name="P9" draw:layer="layout" svg:width="0.161cm" svg:height="0.161cm" draw:transform="rotate (0.523598775598299) translate (20.673cm 11.49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26" draw:text-style-name="P9" draw:layer="layout" svg:width="0.161cm" svg:height="0.161cm" draw:transform="rotate (-0.523598775598299) translate (21.109cm 11.612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 35">
          <draw:custom-shape draw:name="角丸四角形 21" draw:style-name="gr24" draw:text-style-name="P7" draw:layer="layout" svg:width="0.9cm" svg:height="0.9cm" svg:x="18.036cm" svg:y="13.563cm">
            <text:p/>
            <draw:enhanced-geometry draw:mirror-horizontal="false" draw:mirror-vertical="false" draw:text-areas="0 0 ?f11 ?f6" svg:viewBox="0 0 0 0" draw:type="ooxml-foldedCorner" draw:modifiers="20194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g draw:name="Group 37">
            <draw:custom-shape draw:name="Isosceles Triangle 38" draw:style-name="gr25" draw:text-style-name="P8" draw:layer="layout" svg:width="0.408cm" svg:height="0.352cm" draw:transform="rotate (-0.523598775598299) translate (18.469cm 13.709cm)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Oval 39" draw:style-name="gr26" draw:text-style-name="P9" draw:layer="layout" svg:width="0.161cm" svg:height="0.161cm" draw:transform="rotate (0.523598775598299) translate (18.536cm 13.78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26" draw:text-style-name="P9" draw:layer="layout" svg:width="0.161cm" svg:height="0.161cm" draw:transform="rotate (0.523598775598299) translate (18.181cm 13.985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26" draw:text-style-name="P9" draw:layer="layout" svg:width="0.161cm" svg:height="0.161cm" draw:transform="rotate (-0.523598775598299) translate (18.617cm 14.107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 35">
          <draw:custom-shape draw:name="角丸四角形 21" draw:style-name="gr24" draw:text-style-name="P7" draw:layer="layout" svg:width="0.9cm" svg:height="0.9cm" svg:x="16.129cm" svg:y="16.129cm">
            <text:p/>
            <draw:enhanced-geometry draw:mirror-horizontal="false" draw:mirror-vertical="false" draw:text-areas="0 0 ?f11 ?f6" svg:viewBox="0 0 0 0" draw:type="ooxml-foldedCorner" draw:modifiers="20194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g draw:name="Group 37">
            <draw:custom-shape draw:name="Isosceles Triangle 38" draw:style-name="gr25" draw:text-style-name="P8" draw:layer="layout" svg:width="0.408cm" svg:height="0.352cm" draw:transform="rotate (-0.523598775598299) translate (16.562cm 16.275cm)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Oval 39" draw:style-name="gr26" draw:text-style-name="P9" draw:layer="layout" svg:width="0.161cm" svg:height="0.161cm" draw:transform="rotate (0.523598775598299) translate (16.629cm 16.346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26" draw:text-style-name="P9" draw:layer="layout" svg:width="0.161cm" svg:height="0.161cm" draw:transform="rotate (0.523598775598299) translate (16.274cm 16.551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26" draw:text-style-name="P9" draw:layer="layout" svg:width="0.161cm" svg:height="0.161cm" draw:transform="rotate (-0.523598775598299) translate (16.71cm 16.673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 35">
          <draw:custom-shape draw:name="角丸四角形 21" draw:style-name="gr24" draw:text-style-name="P7" draw:layer="layout" svg:width="0.9cm" svg:height="0.9cm" svg:x="19.939cm" svg:y="16.118cm">
            <text:p/>
            <draw:enhanced-geometry draw:mirror-horizontal="false" draw:mirror-vertical="false" draw:text-areas="0 0 ?f11 ?f6" svg:viewBox="0 0 0 0" draw:type="ooxml-foldedCorner" draw:modifiers="20194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g draw:name="Group 37">
            <draw:custom-shape draw:name="Isosceles Triangle 38" draw:style-name="gr25" draw:text-style-name="P8" draw:layer="layout" svg:width="0.408cm" svg:height="0.352cm" draw:transform="rotate (-0.523598775598299) translate (20.372cm 16.264cm)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Oval 39" draw:style-name="gr26" draw:text-style-name="P9" draw:layer="layout" svg:width="0.161cm" svg:height="0.161cm" draw:transform="rotate (0.523598775598299) translate (20.439cm 16.335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26" draw:text-style-name="P9" draw:layer="layout" svg:width="0.161cm" svg:height="0.161cm" draw:transform="rotate (0.523598775598299) translate (20.084cm 16.54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26" draw:text-style-name="P9" draw:layer="layout" svg:width="0.161cm" svg:height="0.161cm" draw:transform="rotate (-0.523598775598299) translate (20.52cm 16.662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 35">
          <draw:custom-shape draw:name="角丸四角形 21" draw:style-name="gr24" draw:text-style-name="P7" draw:layer="layout" svg:width="0.9cm" svg:height="0.9cm" svg:x="23.125cm" svg:y="13.578cm">
            <text:p/>
            <draw:enhanced-geometry draw:mirror-horizontal="false" draw:mirror-vertical="false" draw:text-areas="0 0 ?f11 ?f6" svg:viewBox="0 0 0 0" draw:type="ooxml-foldedCorner" draw:modifiers="20194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g draw:name="Group 37">
            <draw:custom-shape draw:name="Isosceles Triangle 38" draw:style-name="gr25" draw:text-style-name="P8" draw:layer="layout" svg:width="0.408cm" svg:height="0.352cm" draw:transform="rotate (-0.523598775598299) translate (23.558cm 13.724cm)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Oval 39" draw:style-name="gr26" draw:text-style-name="P9" draw:layer="layout" svg:width="0.161cm" svg:height="0.161cm" draw:transform="rotate (0.523598775598299) translate (23.625cm 13.795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26" draw:text-style-name="P9" draw:layer="layout" svg:width="0.161cm" svg:height="0.161cm" draw:transform="rotate (0.523598775598299) translate (23.27cm 14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26" draw:text-style-name="P9" draw:layer="layout" svg:width="0.161cm" svg:height="0.161cm" draw:transform="rotate (-0.523598775598299) translate (23.706cm 14.122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 35">
          <draw:custom-shape draw:name="角丸四角形 21" draw:style-name="gr24" draw:text-style-name="P7" draw:layer="layout" svg:width="0.9cm" svg:height="0.9cm" svg:x="16.129cm" svg:y="2.159cm">
            <text:p/>
            <draw:enhanced-geometry draw:mirror-horizontal="false" draw:mirror-vertical="false" draw:text-areas="0 0 ?f11 ?f6" svg:viewBox="0 0 0 0" draw:type="ooxml-foldedCorner" draw:modifiers="20194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g draw:name="Group 37">
            <draw:custom-shape draw:name="Isosceles Triangle 38" draw:style-name="gr25" draw:text-style-name="P8" draw:layer="layout" svg:width="0.408cm" svg:height="0.352cm" draw:transform="rotate (-0.523598775598299) translate (16.562cm 2.305cm)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Oval 39" draw:style-name="gr26" draw:text-style-name="P9" draw:layer="layout" svg:width="0.161cm" svg:height="0.161cm" draw:transform="rotate (0.523598775598299) translate (16.629cm 2.376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26" draw:text-style-name="P9" draw:layer="layout" svg:width="0.161cm" svg:height="0.161cm" draw:transform="rotate (0.523598775598299) translate (16.274cm 2.581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26" draw:text-style-name="P9" draw:layer="layout" svg:width="0.161cm" svg:height="0.161cm" draw:transform="rotate (-0.523598775598299) translate (16.71cm 2.703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 35">
          <draw:custom-shape draw:name="角丸四角形 21" draw:style-name="gr24" draw:text-style-name="P7" draw:layer="layout" svg:width="0.9cm" svg:height="0.9cm" svg:x="18.669cm" svg:y="2.159cm">
            <text:p/>
            <draw:enhanced-geometry draw:mirror-horizontal="false" draw:mirror-vertical="false" draw:text-areas="0 0 ?f11 ?f6" svg:viewBox="0 0 0 0" draw:type="ooxml-foldedCorner" draw:modifiers="20194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g draw:name="Group 37">
            <draw:custom-shape draw:name="Isosceles Triangle 38" draw:style-name="gr25" draw:text-style-name="P8" draw:layer="layout" svg:width="0.408cm" svg:height="0.352cm" draw:transform="rotate (-0.523598775598299) translate (19.102cm 2.305cm)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Oval 39" draw:style-name="gr26" draw:text-style-name="P9" draw:layer="layout" svg:width="0.161cm" svg:height="0.161cm" draw:transform="rotate (0.523598775598299) translate (19.169cm 2.376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26" draw:text-style-name="P9" draw:layer="layout" svg:width="0.161cm" svg:height="0.161cm" draw:transform="rotate (0.523598775598299) translate (18.814cm 2.581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26" draw:text-style-name="P9" draw:layer="layout" svg:width="0.161cm" svg:height="0.161cm" draw:transform="rotate (-0.523598775598299) translate (19.25cm 2.703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 35">
          <draw:custom-shape draw:name="角丸四角形 21" draw:style-name="gr24" draw:text-style-name="P7" draw:layer="layout" svg:width="0.9cm" svg:height="0.9cm" svg:x="21.209cm" svg:y="2.159cm">
            <text:p/>
            <draw:enhanced-geometry draw:mirror-horizontal="false" draw:mirror-vertical="false" draw:text-areas="0 0 ?f11 ?f6" svg:viewBox="0 0 0 0" draw:type="ooxml-foldedCorner" draw:modifiers="20194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g draw:name="Group 37">
            <draw:custom-shape draw:name="Isosceles Triangle 38" draw:style-name="gr25" draw:text-style-name="P8" draw:layer="layout" svg:width="0.408cm" svg:height="0.352cm" draw:transform="rotate (-0.523598775598299) translate (21.642cm 2.305cm)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Oval 39" draw:style-name="gr26" draw:text-style-name="P9" draw:layer="layout" svg:width="0.161cm" svg:height="0.161cm" draw:transform="rotate (0.523598775598299) translate (21.709cm 2.376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26" draw:text-style-name="P9" draw:layer="layout" svg:width="0.161cm" svg:height="0.161cm" draw:transform="rotate (0.523598775598299) translate (21.354cm 2.581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26" draw:text-style-name="P9" draw:layer="layout" svg:width="0.161cm" svg:height="0.161cm" draw:transform="rotate (-0.523598775598299) translate (21.79cm 2.703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 35">
          <draw:custom-shape draw:name="角丸四角形 21" draw:style-name="gr24" draw:text-style-name="P7" draw:layer="layout" svg:width="0.9cm" svg:height="0.9cm" svg:x="18.034cm" svg:y="7.25cm">
            <text:p/>
            <draw:enhanced-geometry draw:mirror-horizontal="false" draw:mirror-vertical="false" draw:text-areas="0 0 ?f11 ?f6" svg:viewBox="0 0 0 0" draw:type="ooxml-foldedCorner" draw:modifiers="20194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g draw:name="Group 37">
            <draw:custom-shape draw:name="Isosceles Triangle 38" draw:style-name="gr25" draw:text-style-name="P8" draw:layer="layout" svg:width="0.408cm" svg:height="0.352cm" draw:transform="rotate (-0.523598775598299) translate (18.467cm 7.396cm)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Oval 39" draw:style-name="gr26" draw:text-style-name="P9" draw:layer="layout" svg:width="0.161cm" svg:height="0.161cm" draw:transform="rotate (0.523598775598299) translate (18.534cm 7.467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26" draw:text-style-name="P9" draw:layer="layout" svg:width="0.161cm" svg:height="0.161cm" draw:transform="rotate (0.523598775598299) translate (18.179cm 7.672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26" draw:text-style-name="P9" draw:layer="layout" svg:width="0.161cm" svg:height="0.161cm" draw:transform="rotate (-0.523598775598299) translate (18.615cm 7.794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 35">
          <draw:custom-shape draw:name="角丸四角形 21" draw:style-name="gr24" draw:text-style-name="P7" draw:layer="layout" svg:width="0.9cm" svg:height="0.9cm" svg:x="20.712cm" svg:y="7.25cm">
            <text:p/>
            <draw:enhanced-geometry draw:mirror-horizontal="false" draw:mirror-vertical="false" draw:text-areas="0 0 ?f11 ?f6" svg:viewBox="0 0 0 0" draw:type="ooxml-foldedCorner" draw:modifiers="20194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g draw:name="Group 37">
            <draw:custom-shape draw:name="Isosceles Triangle 38" draw:style-name="gr25" draw:text-style-name="P8" draw:layer="layout" svg:width="0.408cm" svg:height="0.352cm" draw:transform="rotate (-0.523598775598299) translate (21.145cm 7.396cm)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Oval 39" draw:style-name="gr26" draw:text-style-name="P9" draw:layer="layout" svg:width="0.161cm" svg:height="0.161cm" draw:transform="rotate (0.523598775598299) translate (21.212cm 7.467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26" draw:text-style-name="P9" draw:layer="layout" svg:width="0.161cm" svg:height="0.161cm" draw:transform="rotate (0.523598775598299) translate (20.857cm 7.672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26" draw:text-style-name="P9" draw:layer="layout" svg:width="0.161cm" svg:height="0.161cm" draw:transform="rotate (-0.523598775598299) translate (21.293cm 7.794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 35">
          <draw:custom-shape draw:name="角丸四角形 21" draw:style-name="gr24" draw:text-style-name="P7" draw:layer="layout" svg:width="0.9cm" svg:height="0.9cm" svg:x="23.252cm" svg:y="7.239cm">
            <text:p/>
            <draw:enhanced-geometry draw:mirror-horizontal="false" draw:mirror-vertical="false" draw:text-areas="0 0 ?f11 ?f6" svg:viewBox="0 0 0 0" draw:type="ooxml-foldedCorner" draw:modifiers="20194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g draw:name="Group 37">
            <draw:custom-shape draw:name="Isosceles Triangle 38" draw:style-name="gr25" draw:text-style-name="P8" draw:layer="layout" svg:width="0.408cm" svg:height="0.352cm" draw:transform="rotate (-0.523598775598299) translate (23.685cm 7.385cm)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Oval 39" draw:style-name="gr26" draw:text-style-name="P9" draw:layer="layout" svg:width="0.161cm" svg:height="0.161cm" draw:transform="rotate (0.523598775598299) translate (23.752cm 7.456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26" draw:text-style-name="P9" draw:layer="layout" svg:width="0.161cm" svg:height="0.161cm" draw:transform="rotate (0.523598775598299) translate (23.397cm 7.661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26" draw:text-style-name="P9" draw:layer="layout" svg:width="0.161cm" svg:height="0.161cm" draw:transform="rotate (-0.523598775598299) translate (23.833cm 7.783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style-name="gr27" draw:text-style-name="P10" draw:layer="layout" svg:width="5.86cm" svg:height="0.881cm" draw:transform="skewX (-0.0123918376891597) rotate (-0.523598775598299) translate (5.076cm 3.593cm)">
          <text:p/>
          <draw:enhanced-geometry svg:viewBox="0 0 21600 21600" draw:text-areas="?f5 ?f1 ?f6 ?f3" draw:mirror-horizontal="true" draw:type="left-right-arrow" draw:modifiers="2701.95227765727 5096.629213483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10" draw:layer="layout" svg:width="3.693cm" svg:height="0.885cm" draw:transform="skewX (-0.00331612557878918) rotate (-1.08018427405929) translate (9.366cm 3.88cm)">
          <text:p/>
          <draw:enhanced-geometry svg:viewBox="0 0 21600 21600" draw:text-areas="?f5 ?f1 ?f6 ?f3" draw:mirror-vertical="false" draw:mirror-horizontal="tru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0" draw:layer="layout" svg:width="2.249cm" svg:height="0.889cm" draw:transform="rotate (-0.628667596568358) translate (4.953cm 12.617cm)">
          <text:p/>
          <draw:enhanced-geometry svg:viewBox="0 0 21600 21600" draw:text-areas="?f5 ?f1 ?f6 ?f3" draw:mirror-vertical="tru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0" draw:layer="layout" svg:width="2.249cm" svg:height="0.889cm" draw:transform="rotate (-0.628667596568358) translate (8.882cm 12.673cm)">
          <text:p/>
          <draw:enhanced-geometry svg:viewBox="0 0 21600 21600" draw:text-areas="?f5 ?f1 ?f6 ?f3" draw:mirror-vertical="true" draw:mirror-horizontal="tru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0" draw:layer="layout" svg:width="2.249cm" svg:height="0.889cm" draw:transform="rotate (-0.628667596568358) translate (4.953cm 15.048cm)">
          <text:p/>
          <draw:enhanced-geometry svg:viewBox="0 0 21600 21600" draw:text-areas="?f5 ?f1 ?f6 ?f3" draw:mirror-vertical="true" draw:mirror-horizontal="tru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0" draw:layer="layout" svg:width="2.249cm" svg:height="0.889cm" draw:transform="rotate (-0.628667596568358) translate (8.882cm 15.094cm)">
          <text:p/>
          <draw:enhanced-geometry svg:viewBox="0 0 21600 21600" draw:text-areas="?f5 ?f1 ?f6 ?f3" draw:mirror-vertical="true" draw:mirror-horizont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0" draw:layer="layout" svg:width="0.889cm" svg:height="1.524cm" svg:x="18.823cm" svg:y="5.8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0" draw:layer="layout" svg:width="0.889cm" svg:height="1.524cm" svg:x="21.463cm" svg:y="5.84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0" draw:layer="layout" svg:width="0.889cm" svg:height="1.524cm" svg:x="24.003cm" svg:y="5.84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0" draw:layer="layout" svg:width="0.889cm" svg:height="1.478cm" svg:x="16.737cm" svg:y="4.0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0" draw:layer="layout" svg:width="0.889cm" svg:height="1.524cm" svg:x="19.304cm" svg:y="4.064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0" draw:layer="layout" svg:width="0.889cm" svg:height="1.524cm" svg:x="21.844cm" svg:y="4.0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0" draw:layer="layout" svg:width="8.89cm" svg:height="0.481cm" svg:x="16.51cm" svg:y="5.46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6.349cm" svg:height="0.885cm" draw:transform="skewX (-0.00331612557878923) rotate (1.5709708597201) translate (3.406cm 14.221cm)">
          <text:p/>
          <draw:enhanced-geometry svg:viewBox="0 0 21600 21600" draw:text-areas="?f5 ?f1 ?f6 ?f3" draw:mirror-vertical="true" draw:type="left-right-arrow" draw:modifiers="2221.22834645669 5460.948081264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10" draw:layer="layout" svg:width="2.033cm" svg:height="0.885cm" draw:transform="skewX (-0.00331612557878923) rotate (1.5709708597201) translate (21.186cm 11.175cm)">
          <text:p/>
          <draw:enhanced-geometry svg:viewBox="0 0 21600 21600" draw:text-areas="?f5 ?f1 ?f6 ?f3" draw:mirror-vertical="tru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10" draw:layer="layout" svg:width="4.57cm" svg:height="0.885cm" draw:transform="skewX (0.00331612557878923) rotate (0.000174532925199274) translate (11.686cm 2.922cm)">
          <text:p/>
          <draw:enhanced-geometry svg:viewBox="0 0 21600 21600" draw:text-areas="?f5 ?f1 ?f6 ?f3" draw:mirror-vertical="true" draw:mirror-horizontal="true" draw:type="left-right-arrow" draw:modifiers="2257.40873299928 5851.01580135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5" draw:layer="layout" svg:width="4.826cm" svg:height="4.826cm" svg:x="-0.508cm" svg:y="15.24cm">
          <draw:image xlink:href="Pictures/1000020100000200000002007EBE14F3B63A791C.png" xlink:type="simple" xlink:show="embed" xlink:actuate="onLoad" loext:mime-type="image/png">
            <text:p/>
          </draw:image>
        </draw:frame>
        <draw:frame draw:style-name="gr4" draw:text-style-name="P5" draw:layer="layout" svg:width="3.596cm" svg:height="2.605cm" svg:x="0.48cm" svg:y="0.997cm">
          <draw:image xlink:href="Pictures/1000020100000155000000F700FE115EF1D4BA02.png" xlink:type="simple" xlink:show="embed" xlink:actuate="onLoad" loext:mime-type="image/png">
            <text:p/>
          </draw:image>
        </draw:frame>
        <draw:custom-shape draw:style-name="gr36" draw:text-style-name="P11" draw:layer="layout" svg:width="1.11cm" svg:height="10.161cm" svg:x="13.415cm" svg:y="5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107cm" svg:height="10.164cm" draw:transform="skewX (-0.000174532925199433) rotate (-1.5707963267949) translate (19.068cm 9.6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7.443cm" svg:height="4.447cm" svg:x="10.249cm" svg:y="7.937cm">
          <draw:image xlink:href="Pictures/1000020100000190000000EF6BE851FE527A8E96.png" xlink:type="simple" xlink:show="embed" xlink:actuate="onLoad" loext:mime-type="image/png">
            <text:p/>
          </draw:image>
        </draw:frame>
        <draw:custom-shape draw:style-name="gr38" draw:text-style-name="P10" draw:layer="layout" svg:width="3.302cm" svg:height="0.885cm" draw:transform="skewX (0.00331612557878923) rotate (0.000174532925199274) translate (6.604cm 2.922cm)">
          <text:p/>
          <draw:enhanced-geometry svg:viewBox="0 0 21600 21600" draw:text-areas="?f5 ?f1 ?f6 ?f3" draw:mirror-vertical="true" draw:mirror-horizontal="true" draw:type="left-right-arrow" draw:modifiers="2257.40873299928 5851.01580135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g>
            <draw:custom-shape draw:style-name="gr39" draw:text-style-name="P10" draw:layer="layout" svg:width="1.653cm" svg:height="0.381cm" svg:x="19.048cm" svg:y="12.06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0" draw:layer="layout" svg:width="0.889cm" svg:height="1.651cm" svg:x="18.823cm" svg:y="12.065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</draw:g>
        <draw:g>
          <draw:custom-shape draw:style-name="gr41" draw:text-style-name="P10" draw:layer="layout" svg:width="2.034cm" svg:height="0.381cm" svg:x="22.479cm" svg:y="12.065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2" draw:text-style-name="P10" draw:layer="layout" svg:width="0.889cm" svg:height="1.651cm" svg:x="23.848cm" svg:y="12.065cm">
            <text:p/>
            <draw:enhanced-geometry svg:viewBox="0 0 21600 21600" draw:text-areas="?f0 0 ?f2 ?f5" draw:mirror-vertical="false" draw:mirror-horizontal="tru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g>
            <draw:g>
              <draw:custom-shape draw:style-name="gr43" draw:text-style-name="P10" draw:layer="layout" svg:width="1.045cm" svg:height="0.381cm" svg:x="17.116cm" svg:y="14.605cm">
                <text:p/>
                <draw:enhanced-geometry svg:viewBox="0 0 21600 21600" draw:type="rectangle" draw:enhanced-path="M 0 0 L 21600 0 21600 21600 0 21600 0 0 Z N"/>
              </draw:custom-shape>
              <draw:custom-shape draw:style-name="gr40" draw:text-style-name="P10" draw:layer="layout" svg:width="0.889cm" svg:height="1.651cm" svg:x="16.891cm" svg:y="14.605cm">
                <text:p/>
                <draw:enhanced-geometry svg:viewBox="0 0 21600 21600" draw:text-areas="?f0 0 ?f2 ?f5" draw:type="down-arrow" draw:modifiers="16200 5400" draw:enhanced-path="M ?f0 0 L ?f0 ?f1 0 ?f1 10800 21600 21600 ?f1 ?f2 ?f1 ?f2 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draw:g>
        </draw:g>
        <draw:g>
          <draw:custom-shape draw:style-name="gr44" draw:text-style-name="P10" draw:layer="layout" svg:width="1.442cm" svg:height="0.381cm" svg:x="19.939cm" svg:y="14.605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2" draw:text-style-name="P10" draw:layer="layout" svg:width="0.889cm" svg:height="1.651cm" svg:x="20.716cm" svg:y="14.605cm">
            <text:p/>
            <draw:enhanced-geometry svg:viewBox="0 0 21600 21600" draw:text-areas="?f0 0 ?f2 ?f5" draw:mirror-vertical="false" draw:mirror-horizontal="tru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45" draw:text-style-name="P10" draw:layer="layout" svg:width="7.621cm" svg:height="0.885cm" draw:transform="skewX (0.00331612557878923) rotate (0.000174532925199274) translate (8.637cm 16.965cm)">
          <text:p/>
          <draw:enhanced-geometry svg:viewBox="0 0 21600 21600" draw:text-areas="?f5 ?f1 ?f6 ?f3" draw:mirror-vertical="true" draw:mirror-horizontal="true" draw:type="left-right-arrow" draw:modifiers="1615.324061926 5997.2911963882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name="Picture 1" draw:style-name="gr46" draw:text-style-name="P4" draw:layer="layout" svg:width="1.164cm" svg:height="1.164cm" svg:x="3.535cm" svg:y="6.858cm">
          <draw:image xlink:href="Pictures/100002010000010C0000010C3D84E63CA0D82938.png" xlink:type="simple" xlink:show="embed" xlink:actuate="onLoad" loext:mime-type="image/png">
            <text:p/>
          </draw:image>
        </draw:frame>
        <draw:frame draw:name="Picture 2" draw:style-name="gr47" draw:text-style-name="P4" draw:layer="layout" svg:width="2.159cm" svg:height="1.779cm" svg:x="7.747cm" svg:y="7.8cm">
          <draw:image xlink:href="Pictures/10000201000001430000010AD7E68E3C8309E375.png" xlink:type="simple" xlink:show="embed" xlink:actuate="onLoad" loext:mime-type="image/png">
            <text:p/>
          </draw:image>
        </draw:frame>
        <draw:frame draw:name="図 7" draw:style-name="gr47" draw:text-style-name="P4" draw:layer="layout" svg:width="1.778cm" svg:height="0.895cm" svg:x="4.318cm" svg:y="3.302cm">
          <draw:image xlink:href="Pictures/10000200000002300000011AC9808213D2A2ACE5.gif" xlink:type="simple" xlink:show="embed" xlink:actuate="onLoad" loext:mime-type="image/gif">
            <text:p/>
          </draw:image>
        </draw:frame>
        <draw:g draw:name="Gruppieren 145">
          <draw:frame draw:name="図 76" draw:style-name="gr47" draw:text-style-name="P4" draw:layer="layout" svg:width="1.588cm" svg:height="0.635cm" svg:x="10.36cm" svg:y="3.556cm">
            <draw:image xlink:href="Pictures/100002000000012C000000787145C4CF647E635D.gif" xlink:type="simple" xlink:show="embed" xlink:actuate="onLoad" loext:mime-type="image/gif">
              <text:p/>
            </draw:image>
          </draw:frame>
        </draw:g>
        <draw:g draw:name="Gruppieren 145">
          <draw:frame draw:name="図 76" draw:style-name="gr47" draw:text-style-name="P4" draw:layer="layout" svg:width="1.588cm" svg:height="0.635cm" svg:x="16.745cm" svg:y="3.529cm">
            <draw:image xlink:href="Pictures/100002000000012C000000787145C4CF647E635D.gif" xlink:type="simple" xlink:show="embed" xlink:actuate="onLoad" loext:mime-type="image/gif">
              <text:p/>
            </draw:image>
          </draw:frame>
        </draw:g>
        <draw:frame draw:name="Picture 1" draw:style-name="gr46" draw:text-style-name="P4" draw:layer="layout" svg:width="1.035cm" svg:height="1.173cm" svg:x="19.158cm" svg:y="8.055cm">
          <draw:image xlink:href="Pictures/100002010000011A00000140F56BAF32B8E769AB.png" xlink:type="simple" xlink:show="embed" xlink:actuate="onLoad" loext:mime-type="image/png">
            <text:p/>
          </draw:image>
        </draw:frame>
        <draw:frame draw:name="Picture 5" draw:style-name="gr47" draw:text-style-name="P4" draw:layer="layout" svg:width="1.438cm" svg:height="1.438cm" svg:x="21.676cm" svg:y="7.833cm">
          <draw:image xlink:href="Pictures/10000201000000930000009305261827C674EB48.png" xlink:type="simple" xlink:show="embed" xlink:actuate="onLoad" loext:mime-type="image/png">
            <text:p/>
          </draw:image>
        </draw:frame>
        <draw:frame draw:name="Picture 2" draw:style-name="gr46" draw:text-style-name="P4" draw:layer="layout" svg:width="1.203cm" svg:height="0.885cm" svg:x="11.485cm" svg:y="15.241cm">
          <draw:image xlink:href="Pictures/100002010000014A000000F300AA3ABE3CB61483.png" xlink:type="simple" xlink:show="embed" xlink:actuate="onLoad" loext:mime-type="image/png">
            <text:p/>
          </draw:image>
        </draw:frame>
        <draw:frame draw:name="Picture 2" draw:style-name="gr47" draw:text-style-name="P4" draw:layer="layout" svg:width="1.863cm" svg:height="1.397cm" svg:x="23.349cm" svg:y="14.732cm">
          <draw:image xlink:href="Pictures/1000020100000172000001151629AA3A5B777B38.png" xlink:type="simple" xlink:show="embed" xlink:actuate="onLoad" loext:mime-type="image/png">
            <text:p/>
          </draw:image>
        </draw:frame>
        <draw:frame draw:name="Picture 6" draw:style-name="gr47" draw:text-style-name="P4" draw:layer="layout" svg:width="1.905cm" svg:height="1.731cm" svg:x="16.964cm" svg:y="16.993cm">
          <draw:image xlink:href="Pictures/100002010000019700000172B7873FAC88F7A005.png" xlink:type="simple" xlink:show="embed" xlink:actuate="onLoad" loext:mime-type="image/png">
            <text:p/>
          </draw:image>
        </draw:frame>
        <draw:frame draw:style-name="gr4" draw:text-style-name="P5" draw:layer="layout" svg:width="1.438cm" svg:height="1.438cm" svg:x="22.357cm" svg:y="2.794cm">
          <draw:image xlink:href="Pictures/10000201000001000000010068180734F434057F.png" xlink:type="simple" xlink:show="embed" xlink:actuate="onLoad" loext:mime-type="image/png">
            <text:p/>
          </draw:image>
        </draw:frame>
        <draw:frame draw:name="Picture 2" draw:style-name="gr46" draw:text-style-name="P4" draw:layer="layout" svg:width="1.203cm" svg:height="0.885cm" svg:x="7.433cm" svg:y="17.276cm">
          <draw:image xlink:href="Pictures/100002010000014A000000F300AA3ABE3CB61483.png" xlink:type="simple" xlink:show="embed" xlink:actuate="onLoad" loext:mime-type="image/png">
            <text:p/>
          </draw:image>
        </draw:frame>
        <draw:frame draw:name="Picture 2" draw:style-name="gr46" draw:text-style-name="P4" draw:layer="layout" svg:width="1.203cm" svg:height="0.885cm" svg:x="7.433cm" svg:y="13.339cm">
          <draw:image xlink:href="Pictures/100002010000014A000000F300AA3ABE3CB61483.png" xlink:type="simple" xlink:show="embed" xlink:actuate="onLoad" loext:mime-type="image/png">
            <text:p/>
          </draw:image>
        </draw:frame>
        <draw:frame draw:name="Picture 2" draw:style-name="gr46" draw:text-style-name="P4" draw:layer="layout" svg:width="1.203cm" svg:height="0.885cm" svg:x="3.583cm" svg:y="15.244cm">
          <draw:image xlink:href="Pictures/100002010000014A000000F300AA3ABE3CB61483.png" xlink:type="simple" xlink:show="embed" xlink:actuate="onLoad" loext:mime-type="image/png">
            <text:p/>
          </draw:image>
        </draw:frame>
        <draw:frame draw:name="図 8" draw:style-name="gr47" draw:text-style-name="P4" draw:layer="layout" svg:width="1.049cm" svg:height="1.528cm" svg:x="21.436cm" svg:y="11.865cm">
          <draw:image xlink:href="Pictures/10000200000000F70000016866FB20F36881C7DB.gif" xlink:type="simple" xlink:show="embed" xlink:actuate="onLoad" loext:mime-type="image/gif">
            <text:p/>
          </draw:image>
        </draw:frame>
        <draw:frame draw:name="Picture 3" draw:style-name="gr47" draw:text-style-name="P4" draw:layer="layout" svg:width="2.285cm" svg:height="1.285cm" svg:x="23.796cm" svg:y="8.041cm">
          <draw:image xlink:href="Pictures/100002010000016C000000CDF92BC59F1D5DB579.png" xlink:type="simple" xlink:show="embed" xlink:actuate="onLoad" loext:mime-type="image/png">
            <text:p/>
          </draw:image>
        </draw:frame>
        <draw:frame draw:style-name="gr4" draw:text-style-name="P5" draw:layer="layout" svg:width="1.397cm" svg:height="1.397cm" svg:x="20.928cm" svg:y="17.018cm">
          <draw:image xlink:href="Pictures/100002010000010000000100C95DE52AFAC8B738.png" xlink:type="simple" xlink:show="embed" xlink:actuate="onLoad" loext:mime-type="image/png">
            <text:p/>
          </draw:image>
        </draw:frame>
        <draw:frame draw:style-name="gr4" draw:text-style-name="P5" draw:layer="layout" svg:width="1.252cm" svg:height="1.252cm" svg:x="19.685cm" svg:y="3.066cm">
          <draw:image xlink:href="Pictures/100002010000010000000100A7E6EA0219AC2F19.png" xlink:type="simple" xlink:show="embed" xlink:actuate="onLoad" loext:mime-type="image/png">
            <text:p/>
          </draw:image>
        </draw:frame>
        <draw:frame draw:name="Picture 2" draw:style-name="gr47" draw:text-style-name="P4" draw:layer="layout" svg:width="1.863cm" svg:height="1.397cm" svg:x="18.315cm" svg:y="14.605cm">
          <draw:image xlink:href="Pictures/1000020100000172000001151629AA3A5B777B3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HG明朝E" svg:font-family="HG明朝E" style:font-family-generic="decorative" style:font-pitch="fixed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7.94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1:11:53.040623981</meta:creation-date>
    <dc:date>2019-01-21T17:17:23.206290325</dc:date>
    <meta:editing-duration>PT1H6M22S</meta:editing-duration>
    <meta:editing-cycles>13</meta:editing-cycles>
    <meta:generator>LibreOffice/6.1.2.1$Linux_X86_64 LibreOffice_project/10$Build-1</meta:generator>
    <meta:document-statistic meta:object-count="218"/>
  </office:meta>
</office:document-meta>
</file>